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8.25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text-properties officeooo:paragraph-rsid="0016b285"/>
    </style: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Discussion - Seeding and Nurturing Community Game Making Practices to Facilitate Learner Agency</text:p>
      <text:list text:style-name="L1">
        <text:list-item>
          <text:p text:style-name="P4"><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5"><text:a xlink:type="simple" xlink:href="#research-questions---april-2024" text:style-name="Internet_20_link" text:visited-style-name="Visited_20_Internet_20_Link"><text:span text:style-name="Definition">Research Questions - April 2024</text:span></text:a></text:p>
            </text:list-item>
            <text:list-item>
              <text:p text:style-name="P5"><text:a xlink:type="simple" xlink:href="#introduction" text:style-name="Internet_20_link" text:visited-style-name="Visited_20_Internet_20_Link"><text:span text:style-name="Definition">Introduction</text:span></text:a></text:p>
              <text:list text:style-name="L3">
                <text:list-item>
                  <text:p text:style-name="P6"><text:a xlink:type="simple" xlink:href="#notes-on-structure-of-the-chapter" text:style-name="Internet_20_link" text:visited-style-name="Visited_20_Internet_20_Link"><text:span text:style-name="Definition">Notes on structure of the chapter</text:span></text:a></text:p>
                </text:list-item>
                <text:list-item>
                  <text:p text:style-name="P6"><text:a xlink:type="simple" xlink:href="#planned-and-emergent-activity-in-introduction-to-discussion" text:style-name="Internet_20_link" text:visited-style-name="Visited_20_Internet_20_Link"><text:span text:style-name="Definition">Planned and emergent activity (in introduction to discussion)</text:span></text:a></text:p>
                </text:list-item>
              </text:list>
            </text:list-item>
            <text:list-item>
              <text:p text:style-name="P5"><text:a xlink:type="simple" xlink:href="#discussion-on-authenticity-and-agency-in-relation-to-personal-appropiration-of-tool-use" text:style-name="Internet_20_link" text:visited-style-name="Visited_20_Internet_20_Link"><text:span text:style-name="Definition">Discussion on authenticity and agency in relation to (personal appropiration?) of tool use</text:span></text:a></text:p>
              <text:list text:style-name="L4">
                <text:list-item>
                  <text:p text:style-name="P7"><text:a xlink:type="simple" xlink:href="#discussion-on-authenticity-and-agency-concerning-tools-and-resources" text:style-name="Internet_20_link" text:visited-style-name="Visited_20_Internet_20_Link"><text:span text:style-name="Definition">Discussion on authenticity and agency concerning tools and resources</text:span></text:a></text:p>
                  <text:list text:style-name="L5">
                    <text:list-item>
                      <text:p text:style-name="P8"><text:a xlink:type="simple" xlink:href="#increased-scaffolding-of-tools-can-increase-instrumental-agency-but-at-what-cost" text:style-name="Internet_20_link" text:visited-style-name="Visited_20_Internet_20_Link"><text:span text:style-name="Definition">Increased scaffolding of tools can increase instrumental agency but at what cost?</text:span></text:a></text:p>
                    </text:list-item>
                    <text:list-item>
                      <text:p text:style-name="P8"><text:a xlink:type="simple" xlink:href="#different-black-boxes-for-different-goals" text:style-name="Internet_20_link" text:visited-style-name="Visited_20_Internet_20_Link"><text:span text:style-name="Definition">Different black boxes for different goals</text:span></text:a></text:p>
                    </text:list-item>
                    <text:list-item>
                      <text:p text:style-name="P8"><text:a xlink:type="simple" xlink:href="#the-potentially-awesome-impact-of-lifting-the-lid-on-authentic-technologies" text:style-name="Internet_20_link" text:visited-style-name="Visited_20_Internet_20_Link"><text:span text:style-name="Definition">The potentially awesome impact of lifting the lid on authentic technologies</text:span></text:a></text:p>
                    </text:list-item>
                    <text:list-item>
                      <text:p text:style-name="P8"><text:a xlink:type="simple" xlink:href="#exploring-different-dimentions-of-agency-using-the-concept-fo-dual-stimuation" text:style-name="Internet_20_link" text:visited-style-name="Visited_20_Internet_20_Link"><text:span text:style-name="Definition">Exploring different dimentions of agency using the concept fo dual stimuation</text:span></text:a></text:p>
                    </text:list-item>
                  </text:list>
                </text:list-item>
                <text:list-item>
                  <text:p text:style-name="P7"><text:a xlink:type="simple" xlink:href="#agency-in-response-to-a-series-of-second-stimuli" text:style-name="Internet_20_link" text:visited-style-name="Visited_20_Internet_20_Link"><text:span text:style-name="Definition">Agency in response to a series of second stimuli</text:span></text:a></text:p>
                </text:list-item>
                <text:list-item>
                  <text:p text:style-name="P7"><text:a xlink:type="simple" xlink:href="#conclusion-to-this-section" text:style-name="Internet_20_link" text:visited-style-name="Visited_20_Internet_20_Link"><text:span text:style-name="Definition">Conclusion to this section</text:span></text:a></text:p>
                </text:list-item>
              </text:list>
            </text:list-item>
            <text:list-item>
              <text:p text:style-name="P5"><text:a xlink:type="simple" xlink:href="#discussion-on-emergent-elements-of-guided-participation" text:style-name="Internet_20_link" text:visited-style-name="Visited_20_Internet_20_Link"><text:span text:style-name="Definition">Discussion on emergent elements of guided participation</text:span></text:a></text:p>
              <text:list text:style-name="L6">
                <text:list-item>
                  <text:p text:style-name="P9"><text:a xlink:type="simple" xlink:href="#encouraging-peer-learning-and-varied-working-practices" text:style-name="Internet_20_link" text:visited-style-name="Visited_20_Internet_20_Link"><text:span text:style-name="Definition">Encouraging peer learning and varied working practices</text:span></text:a></text:p>
                </text:list-item>
                <text:list-item>
                  <text:p text:style-name="P9"><text:a xlink:type="simple" xlink:href="#beyond-design-cycle-stages" text:style-name="Internet_20_link" text:visited-style-name="Visited_20_Internet_20_Link"><text:span text:style-name="Definition">Beyond design cycle stages</text:span></text:a></text:p>
                </text:list-item>
                <text:list-item>
                  <text:p text:style-name="P9"><text:a xlink:type="simple" xlink:href="#supporting-digitalgame-jamming" text:style-name="Internet_20_link" text:visited-style-name="Visited_20_Internet_20_Link"><text:span text:style-name="Definition">Supporting Digital/Game Jamming</text:span></text:a></text:p>
                  <text:list text:style-name="L7">
                    <text:list-item>
                      <text:p text:style-name="P10"><text:a xlink:type="simple" xlink:href="#the-potential-of-emergent-non-productive-activities" text:style-name="Internet_20_link" text:visited-style-name="Visited_20_Internet_20_Link"><text:span text:style-name="Definition">The potential of emergent “non-productive” activities</text:span></text:a></text:p>
                    </text:list-item>
                  </text:list>
                </text:list-item>
                <text:list-item>
                  <text:p text:style-name="P9"><text:a xlink:type="simple" xlink:href="#the-interaction-of-emergent-flexible-deign-practices-and-the-collection-of-game-design-patterns" text:style-name="Internet_20_link" text:visited-style-name="Visited_20_Internet_20_Link"><text:span text:style-name="Definition">The interaction of emergent / flexible deign practices and the collection of Game Design Patterns</text:span></text:a></text:p>
                </text:list-item>
              </text:list>
            </text:list-item>
            <text:list-item>
              <text:p text:style-name="P5"><text:a xlink:type="simple" xlink:href="#discussion-on-emerging-cultural-practices-cultural-dimension" text:style-name="Internet_20_link" text:visited-style-name="Visited_20_Internet_20_Link"><text:span text:style-name="Definition">Discussion on emerging cultural practices (cultural dimension)</text:span></text:a></text:p>
              <text:list text:style-name="L8">
                <text:list-item>
                  <text:p text:style-name="P11"><text:a xlink:type="simple" xlink:href="#introduction-to-this-section" text:style-name="Internet_20_link" text:visited-style-name="Visited_20_Internet_20_Link"><text:span text:style-name="Definition">Introduction to this section</text:span></text:a></text:p>
                </text:list-item>
                <text:list-item>
                  <text:p text:style-name="P11"><text:a xlink:type="simple" xlink:href="#emerging-use-of-narratives-and-graphics-which-drawing-on-home-funds-of-knowledge" text:style-name="Internet_20_link" text:visited-style-name="Visited_20_Internet_20_Link"><text:span text:style-name="Definition">Emerging use of narratives and graphics which drawing on home funds of knowledge</text:span></text:a></text:p>
                  <text:list text:style-name="L9">
                    <text:list-item>
                      <text:p text:style-name="P12"><text:a xlink:type="simple" xlink:href="#summary-home-funds-and-rqs" text:style-name="Internet_20_link" text:visited-style-name="Visited_20_Internet_20_Link"><text:span text:style-name="Definition">Summary: Home Funds and RQs</text:span></text:a></text:p>
                    </text:list-item>
                  </text:list>
                </text:list-item>
                <text:list-item>
                  <text:p text:style-name="P11"><text:a xlink:type="simple" xlink:href="#discussion-on-playtesting" text:style-name="Internet_20_link" text:visited-style-name="Visited_20_Internet_20_Link"><text:span text:style-name="Definition">Discussion on playtesting</text:span></text:a></text:p>
                  <text:list text:style-name="L10">
                    <text:list-item>
                      <text:p text:style-name="P13"><text:a xlink:type="simple" xlink:href="#community-concepts-and-norming-behaviour-emerging-during-playtesting" text:style-name="Internet_20_link" text:visited-style-name="Visited_20_Internet_20_Link"><text:span text:style-name="Definition">Community concepts and norming behaviour emerging during playtesting</text:span></text:a></text:p>
                    </text:list-item>
                  </text:list>
                </text:list-item>
                <text:list-item>
                  <text:p text:style-name="P11"><text:a xlink:type="simple" xlink:href="#discussion-on-drama-process" text:style-name="Internet_20_link" text:visited-style-name="Visited_20_Internet_20_Link"><text:span text:style-name="Definition">Discussion on Drama Process</text:span></text:a></text:p>
                  <text:list text:style-name="L11">
                    <text:list-item>
                      <text:p text:style-name="P14"><text:a xlink:type="simple" xlink:href="#discussion-on-conflicts-associated-with-authenticity-of-audience" text:style-name="Internet_20_link" text:visited-style-name="Visited_20_Internet_20_Link"><text:span text:style-name="Definition">Discussion on conflicts associated with authenticity of audience</text:span></text:a></text:p>
                    </text:list-item>
                    <text:list-item>
                      <text:p text:style-name="P14"><text:a xlink:type="simple" xlink:href="#discussion-on-dimensions-of-authenticity-and-process-drama" text:style-name="Internet_20_link" text:visited-style-name="Visited_20_Internet_20_Link"><text:span text:style-name="Definition">Discussion on dimensions of authenticity and Process Drama</text:span></text:a></text:p>
                    </text:list-item>
                    <text:list-item>
                      <text:p text:style-name="P14"><text:a xlink:type="simple" xlink:href="#discussion-on-making-types-and-process-drama-side-missions" text:style-name="Internet_20_link" text:visited-style-name="Visited_20_Internet_20_Link"><text:span text:style-name="Definition">Discussion on making types and process drama / side missions</text:span></text:a></text:p>
                    </text:list-item>
                  </text:list>
                </text:list-item>
                <text:list-item>
                  <text:p text:style-name="P11"><text:a xlink:type="simple" xlink:href="#discussion-on-drama-process-and-agency" text:style-name="Internet_20_link" text:visited-style-name="Visited_20_Internet_20_Link"><text:span text:style-name="Definition">Discussion on Drama Process and Agency</text:span></text:a></text:p>
                </text:list-item>
                <text:list-item>
                  <text:p text:style-name="P11"><text:a xlink:type="simple" xlink:href="#positive-affective-space-within-a-drama-process" text:style-name="Internet_20_link" text:visited-style-name="Visited_20_Internet_20_Link"><text:soft-page-break/><text:span text:style-name="Definition">Positive affective space within a drama process</text:span></text:a></text:p>
                  <text:list text:style-name="L12">
                    <text:list-item>
                      <text:p text:style-name="P15"><text:a xlink:type="simple" xlink:href="#reflection-on-reflecting-in-role" text:style-name="Internet_20_link" text:visited-style-name="Visited_20_Internet_20_Link"><text:span text:style-name="Definition">Reflection on reflecting in role</text:span></text:a></text:p>
                    </text:list-item>
                    <text:list-item>
                      <text:p text:style-name="P15"><text:a xlink:type="simple" xlink:href="#discussion-on-mediated-chat-and-potential-for-addressing-contradictions-in-activity" text:style-name="Internet_20_link" text:visited-style-name="Visited_20_Internet_20_Link"><text:span text:style-name="Definition">Discussion on mediated chat and potential for addressing contradictions in activity</text:span></text:a></text:p>
                    </text:list-item>
                  </text:list>
                </text:list-item>
              </text:list>
            </text:list-item>
            <text:list-item>
              <text:p text:style-name="P5"><text:a xlink:type="simple" xlink:href="#discussion-on-designing-for-learner-agency" text:style-name="Internet_20_link" text:visited-style-name="Visited_20_Internet_20_Link"><text:span text:style-name="Definition">Discussion on designing for learner agency</text:span></text:a></text:p>
              <text:list text:style-name="L13">
                <text:list-item>
                  <text:p text:style-name="P16"><text:a xlink:type="simple" xlink:href="#nurturing-agency-by-creating-space-for-emergent-practices" text:style-name="Internet_20_link" text:visited-style-name="Visited_20_Internet_20_Link"><text:span text:style-name="Definition">Nurturing agency by creating space for emergent practices</text:span></text:a></text:p>
                </text:list-item>
                <text:list-item>
                  <text:p text:style-name="P16"><text:a xlink:type="simple" xlink:href="#the-freedoms-and-restrictions-of-playgrounds" text:style-name="Internet_20_link" text:visited-style-name="Visited_20_Internet_20_Link"><text:span text:style-name="Definition">The freedoms and restrictions of playgrounds</text:span></text:a></text:p>
                </text:list-item>
                <text:list-item>
                  <text:p text:style-name="P16"><text:a xlink:type="simple" xlink:href="#extending-the-metaphor---anchoring-in-sheltered-harbours" text:style-name="Internet_20_link" text:visited-style-name="Visited_20_Internet_20_Link"><text:span text:style-name="Definition">Extending the metaphor - anchoring in sheltered harbours</text:span></text:a></text:p>
                </text:list-item>
                <text:list-item>
                  <text:p text:style-name="P16"><text:a xlink:type="simple" xlink:href="#synthesis-on-implications-for-project-based-practice-to-encourage-agency" text:style-name="Internet_20_link" text:visited-style-name="Visited_20_Internet_20_Link"><text:span text:style-name="Definition">Synthesis on implications for project based practice to encourage agency</text:span></text:a></text:p>
                  <text:list text:style-name="L14">
                    <text:list-item>
                      <text:p text:style-name="P17"><text:a xlink:type="simple" xlink:href="#divining-authentic-frameworks" text:style-name="Internet_20_link" text:visited-style-name="Visited_20_Internet_20_Link"><text:span text:style-name="Definition">Divining authentic frameworks</text:span></text:a></text:p>
                    </text:list-item>
                    <text:list-item>
                      <text:p text:style-name="P17"><text:a xlink:type="simple" xlink:href="#keeping-hard-fun-hard" text:style-name="Internet_20_link" text:visited-style-name="Visited_20_Internet_20_Link"><text:span text:style-name="Definition">Keeping hard fun hard</text:span></text:a></text:p>
                    </text:list-item>
                  </text:list>
                </text:list-item>
              </text:list>
            </text:list-item>
            <text:list-item>
              <text:p text:style-name="P5"><text:a xlink:type="simple" xlink:href="#implications-in-conceptualisations-of-forms-of-agency" text:style-name="Internet_20_link" text:visited-style-name="Visited_20_Internet_20_Link"><text:span text:style-name="Definition">Implications in conceptualisations of forms of agency</text:span></text:a></text:p>
            </text:list-item>
            <text:list-item>
              <text:p text:style-name="P5"><text:a xlink:type="simple" xlink:href="#conclusion" text:style-name="Internet_20_link" text:visited-style-name="Visited_20_Internet_20_Link"><text:span text:style-name="Definition">Conclusion</text:span></text:a></text:p>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 1. What <text:span text:style-name="T1">barriers</text:span> contradictions arose in participation in this research’s game coding processes and what pedagogical tools and processes are available to address these contradictions? 2. How can game design patterns support the development of coding practices with novices? 3. How can learners build agency in an evolving community of game makers?</text:p>
      <text:h text:style-name="Heading_20_2" text:outline-level="2"><text:bookmark-start text:name="introduction"/>Introduction<text:bookmark-end text:name="introduction"/></text:h>
      <text:p text:style-name="First_20_paragraph">This chapter explores the development of the emerging game making through the lens of the cultural and community activity.</text:p>
      <text:h text:style-name="Heading_20_3" text:outline-level="3"><text:bookmark-start text:name="notes-on-structure-of-the-chapter"/>Notes on structure of the chapter<text:bookmark-end text:name="notes-on-structure-of-the-chapter"/></text:h>
      <text:p text:style-name="First_20_paragraph">The guiding direction of this chapter is on how participants use the created and emerging cultural tools of this game making program, particularly in reference to the building of agency? Thus mostly addressing RQ4. However to do this, the chapter builds on the work of previous chapters and in doing so discusses aspects of all three research questions.</text:p>
      <text:p text:style-name="Text_20_body">Chapter four detailed and overall design context, tensions and evolution of tool use. It began to examine the impact of the design decision and scaffolding approaches to tool use. A discussion here deepens this analysis in particular in relation to the</text:p>
      <text:p text:style-name="Text_20_body">A later section explores the community behaviour of the group of game makers and some of the specifics of their design processes. The processes include: emerging use of narratives and <text:soft-page-break/>graphics which drawing on home funds of knowledge; playtesting as a social process; play testing and embodied participation in the games of others; community concepts and norming behaviour emerging during playtesting; the development of flexible divisions of labour;</text:p>
      <text:p text:style-name="Text_20_body">The chapter then begins a broader discussion on wider concerns of designing for learner agency.</text:p>
      <text:p text:style-name="Text_20_body">Here I synthesise analysis on processes which support learners to develop agency in this game making community and the role of different levels of authenticity.</text:p>
      <text:h text:style-name="Heading_20_3" text:outline-level="3"><text:bookmark-start text:name="planned-and-emergent-activity-in-introduction-to-discussion"/>Planned and emergent activity (in introduction to discussion)<text:bookmark-end text:name="planned-and-emergent-activity-in-introduction-to-discussion"/></text:h>
      <text:p text:style-name="First_20_paragraph">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In line with the concepts of formative interventsion and DBR elements of the introduced design changed responsive to learner need as the design evolved through iterations. Some introduced processes outlined here were very minimal in embryonic form but extended significantly by participants.</text:p>
      <text:p text:style-name="Text_20_body">Some sections here including discussion on element of the introduced drama processe explore how facilitators can encourage emergent processes as part of an introduced design. This discussion chapter uses this conceptual spectrum as a way to explore an analyis of different aspects of agency aand inclusive pedagogies.</text:p>
      <text:h text:style-name="Heading_20_2" text:outline-level="2"><text:bookmark-start text:name="discussion-on-authenticity-and-agency-in-relation-to-personal-appropiration-of-tool-use"/>Discussion on authenticity and agency in relation to (personal appropiration?) of tool use<text:bookmark-end text:name="discussion-on-authenticity-and-agency-in-relation-to-personal-appropiration-of-tool-use"/></text:h>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include code authoring environment, supporting resources of printed and digital format. This section begins to analyse these tensions in more depth, in particular the intersection of authenticity in tool use and participant agency.</text:p>
      <text:h text:style-name="Heading_20_4" text:outline-level="4"><text:bookmark-start text:name="increased-scaffolding-of-tools-can-increase-instrumental-agency-but-at-what-cost"/>Increased scaffolding of tools can increase instrumental agency but at what cost?<text:bookmark-end text:name="increased-scaffolding-of-tools-can-increase-instrumental-agency-but-at-what-cost"/></text:h>
      <text:p text:style-name="First_20_paragraph">Increased scaffolding of learner resources and tools can increase instrumental agency for novice coders but at the potential cost of reducing access to the tools and processes of authentic creative communities. Many of the design adaptations described in this chapter align with motivations of constructionist design principles explored in the Literature review <text:reference-mark-start text:name="ZOTERO_ITEM CSL_CITATION {&quot;citationID&quot;:&quot;kuuxfith&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SNziQ0PxvW"/>(Resnick et al., 2005)<text:reference-mark-end text:name="ZOTERO_ITEM CSL_CITATION {&quot;citationID&quot;:&quot;kuuxfith&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SNziQ0PxvW"/>. Techniques or concepts which are embodied in both the Scratch software and the adaptations to the tool set of this intervention include:</text:p>
      <text:list text:style-name="L15">
        <text:list-item>
          <text:p text:style-name="P18"><text:soft-page-break/>reducing barriers to entry through techniques to avoid code syntax errors</text:p>
        </text:list-item>
        <text:list-item>
          <text:p text:style-name="P18">increasing engagement with a code authoring environment that provides live feedback of the results of code output</text:p>
        </text:list-item>
        <text:list-item>
          <text:p text:style-name="P18">supporting immediacy of creative process by providing a library of assets.</text:p>
        </text:list-item>
        <text:list-item>
          <text:p text:style-name="P18">The use of black boxes?</text:p>
        </text:list-item>
      </text:list>
      <text:p text:style-name="First_20_paragraph">IT FEELS LIKE IT WOULD BE GOOD TO TRY TO SQUEEZE THIS BIT INTO CHAPTER 4 ? PERHAPS via some ADDITION TO A TABLE AT THE END OF CHATPER 4</text:p>
      <text:p text:style-name="Text_20_body">While these elements of ethos are aligned, the process of supporting novices to use an authentic, text-based language and authoring tools used by professional community required more specific adaptations (o) : creating simplified but extendable starting template; highlighting code variables as key design affordances; using a grid structure to visually facilitate level design; and simplifying the syntax and the structure of the game code.</text:p>
      <text:p text:style-name="Text_20_body">Of particular relevant to the process of this design is the constructionist design principles, choose black boxes carefully. Resnick <text:reference-mark-start text:name="ZOTERO_ITEM CSL_CITATION {&quot;citationID&quot;:&quot;pagduekd&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LNEBLQWara"/>(Resnick and Silverman, 2005)<text:reference-mark-end text:name="ZOTERO_ITEM CSL_CITATION {&quot;citationID&quot;:&quot;pagduekd&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LNEBLQWara"/> explains the designing of black boxes as the process of as abstracting away areas potentially problematic areas of the production process. Black boxes allow the learning design to steer participants towards the exploration of certain concepts and away from those that have been hidden.</text:p>
      <text:p text:style-name="Text_20_body">The <text:span text:style-name="T2">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text:p>
      <text:h text:style-name="Heading_20_4" text:outline-level="4"><text:bookmark-start text:name="different-black-boxes-for-different-goals"/>Different black boxes for different goals<text:bookmark-end text:name="different-black-boxes-for-different-goals"/></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Participants are able to leave the protective harbour by accessing more authentic documentation and moving beyond existing templates. The experience may be involve choppier waters but the tools and processes remain familiar.</text:p>
      <text:h text:style-name="Heading_20_4" text:outline-level="4"><text:bookmark-start text:name="the-potentially-awesome-impact-of-lifting-the-lid-on-authentic-technologies"/>The potentially awesome impact of lifting the lid on authentic technologies<text:bookmark-end text:name="the-potentially-awesome-impact-of-lifting-the-lid-on-authentic-technologies"/></text:h>
      <text:p text:style-name="First_20_paragraph">Lifting the lid on hidden technologies and concepts in hands-on, exploratory processes can be empowering for participants. Ratto explores this via critical making <text:reference-mark-start text:name="ZOTERO_ITEM CSL_CITATION {&quot;citationID&quot;:&quot;zhunukxh&quot;,&quot;properties&quot;:{&quot;formattedCitation&quot;:&quot;(Ratto, 2011)&quot;,&quot;plainCitation&quot;:&quot;(Ratto, 2011)&quot;,&quot;noteIndex&quot;:0},&quot;citationItems&quot;:[{&quot;id&quot;:1820,&quot;uris&quot;:[&quot;http://zotero.org/users/1913249/items/HJ5BINMM&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s59CrVI2XW"/>(Ratto, 2011)<text:reference-mark-end text:name="ZOTERO_ITEM CSL_CITATION {&quot;citationID&quot;:&quot;zhunukxh&quot;,&quot;properties&quot;:{&quot;formattedCitation&quot;:&quot;(Ratto, 2011)&quot;,&quot;plainCitation&quot;:&quot;(Ratto, 2011)&quot;,&quot;noteIndex&quot;:0},&quot;citationItems&quot;:[{&quot;id&quot;:1820,&quot;uris&quot;:[&quot;http://zotero.org/users/1913249/items/HJ5BINMM&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s59CrVI2XW"/>, a process which playfully surfaces Latour’s <text:reference-mark-start text:name="ZOTERO_ITEM CSL_CITATION {&quot;citationID&quot;:&quot;jbalbgzx&quot;,&quot;properties&quot;:{&quot;formattedCitation&quot;:&quot;(Weibel and Latour, 2005; Latour, 2008)&quot;,&quot;plainCitation&quot;:&quot;(Weibel and Latour, 2005; Latour, 2008)&quot;,&quot;noteIndex&quot;:0},&quot;citationItems&quot;:[{&quot;id&quot;:3504,&quot;uris&quot;:[&quot;http://zotero.org/users/1913249/items/JD6BRVRE&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wn1ESWSh2u"/>(Weibel and Latour, 2005; Latour, 2008)<text:reference-mark-end text:name="ZOTERO_ITEM CSL_CITATION {&quot;citationID&quot;:&quot;jbalbgzx&quot;,&quot;properties&quot;:{&quot;formattedCitation&quot;:&quot;(Weibel and Latour, 2005; Latour, 2008)&quot;,&quot;plainCitation&quot;:&quot;(Weibel and Latour, 2005; Latour, 2008)&quot;,&quot;noteIndex&quot;:0},&quot;citationItems&quot;:[{&quot;id&quot;:3504,&quot;uris&quot;:[&quot;http://zotero.org/users/1913249/items/JD6BRVRE&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wn1ESWSh2u"/>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text:soft-page-break/>participants that communicated a sense of awe of how much effort and coding must be involved in a professional game based on the relative complexity of the code of their simple game.</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h text:style-name="Heading_20_4" text:outline-level="4"><text:bookmark-start text:name="exploring-different-dimentions-of-agency-using-the-concept-fo-dual-stimuation"/>Exploring different dimentions of agency using the concept fo dual stimuation<text:bookmark-end text:name="exploring-different-dimentions-of-agency-using-the-concept-fo-dual-stimuation"/></text:h>
      <text:p text:style-name="First_20_paragraph">The distinction between instrumental forms of agency and more authorial/ transformative variants were explored from the perspective of AT in the methodology chapter.</text:p>
      <text:p text:style-name="Text_20_body">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yyshtqjr&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eLCcuZZxyU"/>(Matusov et al., 2016:433)<text:reference-mark-end text:name="ZOTERO_ITEM CSL_CITATION {&quot;citationID&quot;:&quot;yyshtqjr&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eLCcuZZxyU"/>.</text:p>
      <text:p text:style-name="P21">I now turn to explore tool use to engendering authorial and transformative agency <text:reference-mark-start text:name="ZOTERO_ITEM CSL_CITATION {&quot;citationID&quot;:&quot;prwlykvr&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LOoTCyLB8L"/><text:span text:style-name="T8">(Engeström, 2006; Haapasaari et al., 2016; Sannino et al., 2016)</text:span><text:reference-mark-end text:name="ZOTERO_ITEM CSL_CITATION {&quot;citationID&quot;:&quot;prwlykvr&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LOoTCyLB8L"/>.</text:p>
      <text:p text:style-name="Text_20_body">The concept of dual stimulation can help illuminate the design and pedagogical tensions related to authenticity of tool use to shed light on dimensions of participant agency.</text:p>
      <text:p text:style-name="Text_20_body">In research on the use of wiki technology by students Lund and Ramussen <text:reference-mark-start text:name="ZOTERO_ITEM CSL_CITATION {&quot;citationID&quot;:&quot;huhlfeho&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cOfx02JCpV"/>(2008)<text:reference-mark-end text:name="ZOTERO_ITEM CSL_CITATION {&quot;citationID&quot;:&quot;huhlfeho&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cOfx02JCpV"/>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 While Sannino’s <text:reference-mark-start text:name="ZOTERO_ITEM CSL_CITATION {&quot;citationID&quot;:&quot;jtjhgpgd&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Ip07TPJwPP"/>(Sannino, 2015)<text:reference-mark-end text:name="ZOTERO_ITEM CSL_CITATION {&quot;citationID&quot;:&quot;jtjhgpgd&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Ip07TPJwPP"/> work on the volitional aspect of the process of double stimulation cautions ‘double stimulation cannot be subsumed to the general idea of mediation by symbolic tools’ <text:reference-mark-start text:name="ZOTERO_ITEM CSL_CITATION {&quot;citationID&quot;:&quot;gutrzqtc&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hi0NAA15ey"/>(2015:2)<text:reference-mark-end text:name="ZOTERO_ITEM CSL_CITATION {&quot;citationID&quot;:&quot;gutrzqtc&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hi0NAA15ey"/>, it shares the a perspective that there is value in exploring the process to explore participants development of agency in professional and educational settings <text:reference-mark-start text:name="ZOTERO_ITEM CSL_CITATION {&quot;citationID&quot;:&quot;ezfxdzbw&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NCJJZwhkqG"/>(Sannino et al., 2016)<text:reference-mark-end text:name="ZOTERO_ITEM CSL_CITATION {&quot;citationID&quot;:&quot;ezfxdzbw&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NCJJZwhkqG"/>.</text:p>
      <text:p text:style-name="Text_20_body">Introducing additional tools in the form of documentation to the initial coding environment and template provided in early stages introduced tensions between the opportunities for independent development and the additional complexity of the process. Traditional, printed, instruction-based software manuals are in decline partly due online documentation but also due to the increased intuitive nature of their design <text:reference-mark-start text:name="ZOTERO_ITEM CSL_CITATION {&quot;citationID&quot;:&quot;oplrcnth&quot;,&quot;properties&quot;:{&quot;formattedCitation&quot;:&quot;(Pogue, 2017)&quot;,&quot;plainCitation&quot;:&quot;(Pogue, 2017)&quot;,&quot;noteIndex&quot;:0},&quot;citationItems&quot;:[{&quot;id&quot;:9233,&quot;uris&quot;:[&quot;http://zotero.org/users/1913249/items/GNPB4GNI&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ZsuCc5Ldyc"/>(Pogue, 2017)<text:reference-mark-end text:name="ZOTERO_ITEM CSL_CITATION {&quot;citationID&quot;:&quot;oplrcnth&quot;,&quot;properties&quot;:{&quot;formattedCitation&quot;:&quot;(Pogue, 2017)&quot;,&quot;plainCitation&quot;:&quot;(Pogue, 2017)&quot;,&quot;noteIndex&quot;:0},&quot;citationItems&quot;:[{&quot;id&quot;:9233,&quot;uris&quot;:[&quot;http://zotero.org/users/1913249/items/GNPB4GNI&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ZsuCc5Ldyc"/>. This decreased need for secondary documentation minimises the possibility for task / tool mismatch. As outlined above, to avoid the barriers experienced when searching authentic, developer-focused documentation and the support forums, I created bespoke code examples in an online collection. This curated replication of authentic process of finding and incorporating code snippets into the starting template was supported the development of skills used in professional coding communities. The careful alignment between navigational documentation and the participants driving objectives of the mid-level activity system of implementing a game element, also helped avoid mismatch between task and tools described above, a theme explored in more detail in chapter five. CHOICE - AUTHORIAL IN THE P1 AND P2 PROCESS OF CHOOSING DESIGN PATTERNS - BRIEF - BEYOND INSTRUCTIONAL APPROACHES AT LEAST</text:p>
      <text:p text:style-name="Text_20_body"><text:soft-page-break/>THIS SHOULD SHIFT TO A CULTURAL SECTION?</text:p>
      <text:h text:style-name="Heading_20_3" text:outline-level="3"><text:bookmark-start text:name="agency-in-response-to-a-series-of-second-stimuli"/>Agency in response to a series of second stimuli<text:bookmark-end text:name="agency-in-response-to-a-series-of-second-stimuli"/></text:h>
      <text:p text:style-name="First_20_paragraph">Learner agency in the form of choice over the the chosen activity is present not only in the dimensions of the difficulty and theme of the game features they wished to add, but also in their approach to undertaking it. KEEP THE FOCUS ON TOOLS HERE - SIGNPOST TO OTHER SECTIONS IF NEEDED.</text:p>
      <text:p text:style-name="Text_20_body">Some approached objectives in a methodical manner, others socially and others embracing a playfully disruptive stance. Some decided to focus extensively on the creation and implementation of graphical assets and level design. 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 Learners who had mastered the skills were asked by others for help, becoming domain experts, and thus providing additional affordances in the learning community and building an identify as specialist within its. It is of value to examine specialisation can be seen through the lens of double stimulation. The choice to specialise, marks a form of transformative agency. Participants craft for themselves a specialist status which becomes shared and celebrated by the group. Further examples are explored in chapter five.</text:p>
      <text:h text:style-name="Heading_20_3" text:outline-level="3"><text:bookmark-start text:name="conclusion-to-this-section"/>Conclusion to this section<text:bookmark-end text:name="conclusion-to-this-section"/></text:h>
      <text:p text:style-name="First_20_paragraph">There is alignment with other research in terms of how</text:p>
      <text:list text:style-name="L16">
        <text:list-item>
          <text:p text:style-name="P19">authenticity of tools can be problematic and needs design adaptation, often black boxing</text:p>
        </text:list-item>
        <text:list-item>
          <text:p text:style-name="P19">this process merits attention and alignment with overall project aims of the designer</text:p>
        </text:list-item>
        <text:list-item>
          <text:p text:style-name="P19">Challenges encoutered by students in tool use can result in productive and creative responses in development of productin cultu4res (explored later)</text:p>
        </text:list-item>
        <text:list-item>
          <text:p text:style-name="P19">ideally emergent and producing a culture series of</text:p>
        </text:list-item>
      </text:list>
      <text:h text:style-name="Heading_20_2" text:outline-level="2"><text:bookmark-start text:name="discussion-on-emergent-elements-of-guided-participation"/>Discussion on emergent elements of guided participation<text:bookmark-end text:name="discussion-on-emergent-elements-of-guided-participation"/></text:h>
      <text:p text:style-name="First_20_paragraph">This section describes and discusses some of the emergent, flexible and adaptive design practices that I observed in video data.</text:p>
      <text:p text:style-name="Text_20_body">I also outline the rationale behind my responses to them.</text:p>
      <text:h text:style-name="Heading_20_3" text:outline-level="3"><text:bookmark-start text:name="encouraging-peer-learning-and-varied-working-practices"/>Encouraging peer learning and varied working practices<text:bookmark-end text:name="encouraging-peer-learning-and-varied-working-practices"/></text:h>
      <text:p text:style-name="First_20_paragraph">This section discusses some of the outcomes stemming from interventions and emergent participant responses in the area of peer and individual working practices.</text:p>
      <text:p text:style-name="Text_20_body">In chapter four, one of area of contractions was the dysfunctional group work which was freed up by allowing greater atomisation and greater scaffolding of tool use.</text:p>
      <text:p text:style-name="Text_20_body"><text:soft-page-break/>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p text:style-name="Text_20_body">Chapter five outlined examples of GDPS being used as a lingua franca in playtesting sessions for a variety of collaborative work from feedback to direct requests for help from peers.</text:p>
      <text:p text:style-name="Text_20_body">ARE THERE ARE OTHER STUDIES WHICH ENCOURAGE THIS?</text:p>
      <text:p text:style-name="Text_20_body">This informal, unguided approach is also present in some Game Jams.</text:p>
      <text:p text:style-name="Text_20_body">In addition to ad-hoc partnership work and collaboration</text:p>
      <text:h text:style-name="Heading_20_3" text:outline-level="3"><text:bookmark-start text:name="beyond-design-cycle-stages"/>Beyond design cycle stages<text:bookmark-end text:name="beyond-design-cycle-stages"/></text:h>
      <text:p text:style-name="First_20_paragraph">As explored in the literature review design stages as a conceptual design tool is common in CS education, e.g. Resnick’s creative learning spiral <text:reference-mark-start text:name="ZOTERO_ITEM CSL_CITATION {&quot;citationID&quot;:&quot;vztxzrme&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E5ymfaeHLG"/>(Resnick, 2007:2)<text:reference-mark-end text:name="ZOTERO_ITEM CSL_CITATION {&quot;citationID&quot;:&quot;vztxzrme&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E5ymfaeHLG"/>. While I did not ask learners to follow prescribed design stages, in data analysis I created a coding theme based on a design cycle framework: Ask / Imagine, Plan, Create, Test, Improve, Share. When coding I observ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citationID&quot;:&quot;gbqfqnzh&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9MQnlEzrt6"/>(Kuby, 2016)<text:reference-mark-end text:name="ZOTERO_ITEM CSL_CITATION {&quot;citationID&quot;:&quot;gbqfqnzh&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9MQnlEzrt6"/></text:p>
      <text:p text:style-name="Text_20_body">In a closer review of key literature claims of of the value for participants of following design cycles are implied but not supported. Instead stages is are proposed as a tool to “discusses strategies for designing new technologies” <text:reference-mark-start text:name="ZOTERO_ITEM CSL_CITATION {&quot;citationID&quot;:&quot;aipvgrmm&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SKpV52mLAt"/>(Resnick, 2007:2)<text:reference-mark-end text:name="ZOTERO_ITEM CSL_CITATION {&quot;citationID&quot;:&quot;aipvgrmm&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SKpV52mLAt"/>. the following writing discusses the value of flexible approach to design processes observated in my research.</text:p>
      <text:h text:style-name="Heading_20_3" text:outline-level="3"><text:bookmark-start text:name="supporting-digitalgame-jamming"/>Supporting Digital/Game Jamming<text:bookmark-end text:name="supporting-digitalgame-jamming"/></text:h>
      <text:p text:style-name="First_20_paragraph">While the concept of Game Jams are established, the free form flexibility of the Jam process is often left to the skills and evolving practices of the participants.</text:p>
      <text:p text:style-name="Text_20_body">This section explores the process of jamming in the context of game making. While the processes identified are often improvised, there is a group element of the process where makers pick up techniques from other makers in the group. I propose the value of facilitators noticing and nurturing potentially productive practices.</text:p>
      <text:p text:style-name="Text_20_body">I propose that this process can have value in other areas of digital making.</text:p>
      <text:p text:style-name="Text_20_body"><text:soft-page-break/>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 ### 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D&quot;:&quot;epqsitfx&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udsu7Tq4cj"/>(Goddard et al., 2014)<text:reference-mark-end text:name="ZOTERO_ITEM CSL_CITATION {&quot;citationID&quot;:&quot;epqsitfx&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udsu7Tq4cj"/>.</text:p>
      <text:p text:style-name="Text_20_body">Other relevant perspectives include rhizomatic design approaches <text:reference-mark-start text:name="ZOTERO_ITEM CSL_CITATION {&quot;citationID&quot;:&quot;joprhuhi&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a9ciSuvt9P"/>(de Freitas, 2012)<text:reference-mark-end text:name="ZOTERO_ITEM CSL_CITATION {&quot;citationID&quot;:&quot;joprhuhi&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a9ciSuvt9P"/>. Research exists on the promise of rhizomatic approaches design thinking in creative educational programmes <text:reference-mark-start text:name="ZOTERO_ITEM CSL_CITATION {&quot;citationID&quot;:&quot;sdrjuyxw&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Po302rgDMp"/>(Biffi et al., 2017)<text:reference-mark-end text:name="ZOTERO_ITEM CSL_CITATION {&quot;citationID&quot;:&quot;sdrjuyxw&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Po302rgDMp"/>. However researcher identify significant competencies required including to “identify and synthesize the body of technical and even complex knowledge into a feasible structure” <text:reference-mark-start text:name="ZOTERO_ITEM CSL_CITATION {&quot;citationID&quot;:&quot;hwmmwmhe&quot;,&quot;properties&quot;:{&quot;formattedCitation&quot;:&quot;(Biffi et al., 2017:972)&quot;,&quot;plainCitation&quot;:&quot;(Biffi et al., 2017:972)&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iBi4ijrTFl"/>(Biffi et al., 2017:972)<text:reference-mark-end text:name="ZOTERO_ITEM CSL_CITATION {&quot;citationID&quot;:&quot;hwmmwmhe&quot;,&quot;properties&quot;:{&quot;formattedCitation&quot;:&quot;(Biffi et al., 2017:972)&quot;,&quot;plainCitation&quot;:&quot;(Biffi et al., 2017:972)&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iBi4ijrTFl"/>, which are not well-aligned with the age group of this context.</text:p>
      <text:p text:style-name="Text_20_body">Instead, I propose that the tools, process and the community in this study mutually encourage an improvisational approach often referred to as jamming.</text:p>
      <text:p text:style-name="Text_20_body">There are disparate resources available for game jams but due to the adult centric audience and mix of abilities they are less guided in nature than many supported design processes aimed at school age audiences.</text:p>
      <text:p text:style-name="Text_20_body">NOTE - Explore jamming in relation to lit review concepts and data of the chapter.</text:p>
      <text:p text:style-name="Text_20_body">MOVE THIS CLAIM LATER. <text:span text:style-name="T3">Claim:</text:span> The data in this chapter shows the value and further potential of mixing the more mature techniques of MoE and other process drama techniques with the ethos of game jams.</text:p>
      <text:p text:style-name="Text_20_body">Recent research posits that Game Jams can be profitably used in formal education contexts <text:reference-mark-start text:name="ZOTERO_ITEM CSL_CITATION {&quot;citationID&quot;:&quot;ddjiyxqv&quot;,&quot;properties&quot;:{&quot;formattedCitation&quot;:&quot;(Aurava et al., 2021)&quot;,&quot;plainCitation&quot;:&quot;(Aurava et al., 2021)&quot;,&quot;noteIndex&quot;:0},&quot;citationItems&quot;:[{&quot;id&quot;:8920,&quot;uris&quot;:[&quot;http://zotero.org/users/1913249/items/6BQ7BIPC&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K6jzHvs6fz"/>(Aurava et al., 2021)<text:reference-mark-end text:name="ZOTERO_ITEM CSL_CITATION {&quot;citationID&quot;:&quot;ddjiyxqv&quot;,&quot;properties&quot;:{&quot;formattedCitation&quot;:&quot;(Aurava et al., 2021)&quot;,&quot;plainCitation&quot;:&quot;(Aurava et al., 2021)&quot;,&quot;noteIndex&quot;:0},&quot;citationItems&quot;:[{&quot;id&quot;:8920,&quot;uris&quot;:[&quot;http://zotero.org/users/1913249/items/6BQ7BIPC&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K6jzHvs6fz"/>, although there is scant guidance on how to address potentially problematic issues (list these). A complementary approach would be to significantly adapt the overall Game Jam format and to add greater scaffolding to the process as in the learning design of this research.</text:p>
      <text:h text:style-name="Heading_20_4" text:outline-level="4"><text:bookmark-start text:name="the-potential-of-emergent-non-productive-activities"/>The potential of emergent “non-productive” activities<text:bookmark-end text:name="the-potential-of-emergent-non-productive-activities"/></text:h>
      <text:p text:style-name="First_20_paragraph">NOTE - Within the concept of jamming, activity which is casual seemingly non-productive can still transmit useful information to guide collaborative practices.</text:p>
      <text:p text:style-name="Text_20_body"><text:soft-page-break/>Much time in sessions was spent on activities that did not fit nearly into an accepted design stage, for example: opening software tools; navigating to correct locations; and finding past assets. These processes often involved significant effort and collaboration between participants.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 In retrospect, many of the social missions explored above encouraged activity outside of established design stages. For example the lively discussion about game playing in response to the mission to <text:span text:style-name="T2">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able:table table:name="Table1" table:style-name="Table1">
        <table:table-column table:style-name="Table1.A" table:number-columns-repeated="2"/>
        <table:table-header-rows>
          <table:table-row>
            <table:table-cell table:style-name="Table1.A1" office:value-type="string">
              <text:p text:style-name="Table_20_Heading">Participant Dialogue</text:p>
            </table:table-cell>
            <table:table-cell table:style-name="Table1.A1" office:value-type="string">
              <text:p text:style-name="Table_20_Heading">Participant Gestures &amp; Activities</text:p>
            </table:table-cell>
          </table:table-row>
        </table:table-header-rows>
        <table:table-row>
          <table:table-cell table:style-name="Table1.A1" office:value-type="string">
            <text:p text:style-name="Standard"/>
          </table:table-cell>
          <table:table-cell table:style-name="Table1.A1" office:value-type="string">
            <text:p text:style-name="Table_20_Contents">Nadine has just rapidly demonstrated how to bring a created graphical element into the game</text:p>
          </table:table-cell>
        </table:table-row>
        <table:table-row>
          <table:table-cell table:style-name="Table1.A1" office:value-type="string">
            <text:p text:style-name="Table_20_Contents"><text:span text:style-name="T3">Molly:</text:span> How did you do that so quickly? I’ve got to like, carefully…</text:p>
          </table:table-cell>
          <table:table-cell table:style-name="Table1.A1" office:value-type="string">
            <text:p text:style-name="Table_20_Contents">Molly makes hand gestures to show a sense of hesitant keyboard use)</text:p>
          </table:table-cell>
        </table:table-row>
        <table:table-row>
          <table:table-cell table:style-name="Table1.A1" office:value-type="string">
            <text:p text:style-name="Standard"/>
          </table:table-cell>
          <table:table-cell table:style-name="Table1.A1" office:value-type="string">
            <text:p text:style-name="Table_20_Contents">A parent peer next to Molly laughs. Nadine, the child of Molly bounces up in place and smiles broadly.</text:p>
          </table:table-cell>
        </table:table-row>
      </table:table>
      <text:p text:style-name="First_20_paragraph">In summary, it is of value to create spaces to leverage the potential of these in-between moments for participants. This a concept is developed later in this discussion.</text:p>
      <text:h text:style-name="Heading_20_3" text:outline-level="3"><text:bookmark-start text:name="the-interaction-of-emergent-flexible-deign-practices-and-the-collection-of-game-design-patterns"/>The interaction of emergent / flexible deign practices and the collection of Game Design Patterns<text:bookmark-end text:name="the-interaction-of-emergent-flexible-deign-practices-and-the-collection-of-game-design-patterns"/></text:h>
      <text:p text:style-name="First_20_paragraph">THIS SECTION SHOULD BE DEVELOPED.</text:p>
      <text:p text:style-name="Text_20_body"><text:soft-page-break/>BRING IN A SUMMARY OF LEARNING FROM THE PREVIOUS CHAPTER ON GDPS.</text:p>
      <text:p text:style-name="Text_20_body">In the previous chapter we explored the use of GDPs as a possible response to the challenges to project work and the lack of domain specific frameworks.</text:p>
      <text:p text:style-name="Text_20_body">The nature of the framework provided by game play design patterns can be explored through the lens of agency and authenticity.</text:p>
      <text:p text:style-name="Text_20_body">They are authentic - There is choice - and interaction - contribution to the overall object.</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on-emerging-cultural-practices-cultural-dimension"/>Discussion on emerging cultural practices (cultural dimension)<text:bookmark-end text:name="discussion-on-emerging-cultural-practices-cultural-dimension"/></text:h>
      <text:p text:style-name="First_20_paragraph">CHECK TO SEE IF ANY SHOULD BE IN CHAPTER 4 - THAT IT IS DISCUSSION-Y ENOUGH</text:p>
      <text:p text:style-name="Text_20_body">NOTE THIS NEEDS A QUICK INTRODUCTION TO MAKE A TRANSITION - LINK THIS PART AND RECONNECT IT WITH CHAPTER 4.</text:p>
      <text:h text:style-name="Heading_20_3" text:outline-level="3"><text:bookmark-start text:name="introduction-to-this-section"/>Introduction to this section<text:bookmark-end text:name="introduction-to-this-section"/></text:h>
      <text:p text:style-name="First_20_paragraph">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p text:style-name="Text_20_body">THIS IS ALSO INTRO - REMOVE? REDUCE? Planned activities introduced by myself and those by participants. However the distinction is not so neat, as explored in the last chapter. In later stages, game design patterns were collated into an organised collection with accompanying resources and a navigational menu. However, many of these patterns however, we introduced initially by participants who recognised them and wanted to add them to their own games.</text:p>
      <text:h text:style-name="Heading_20_3" text:outline-level="3"><text:bookmark-start text:name="emerging-use-of-narratives-and-graphics-which-drawing-on-home-funds-of-knowledge"/><text:soft-page-break/>Emerging use of narratives and graphics which drawing on home funds of knowledge<text:bookmark-end text:name="emerging-use-of-narratives-and-graphics-which-drawing-on-home-funds-of-knowledge"/></text:h>
      <text:p text:style-name="P3">While the potential to add graphics was a core affordence of the starting processes of the templated game, the process of designing and sharing and the peer commentary on the process emergered as the sessions evolved.</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text:soft-page-break/>Summary: Home Funds and RQs<text:bookmark-end text:name="summary-home-funds-and-rqs"/></text:h>
      <text:p text:style-name="First_20_paragraph">This research supports findings of other research which highlight value of incorporating home interests in games, coding and media projects <text:reference-mark-start text:name="ZOTERO_ITEM CSL_CITATION {&quot;citationID&quot;:&quot;qjhiclyp&quot;,&quot;properties&quot;:{&quot;formattedCitation&quot;:&quot;(Papert, 1980; Resnick, 2012)&quot;,&quot;plainCitation&quot;:&quot;(Papert, 1980; Resnick, 2012)&quot;,&quot;noteIndex&quot;:0},&quot;citationItems&quot;:[{&quot;id&quot;:1097,&quot;uris&quot;:[&quot;http://zotero.org/users/1913249/items/IJJERKGX&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W6HODx8Poc"/>(Papert, 1980; Resnick, 2012)<text:reference-mark-end text:name="ZOTERO_ITEM CSL_CITATION {&quot;citationID&quot;:&quot;qjhiclyp&quot;,&quot;properties&quot;:{&quot;formattedCitation&quot;:&quot;(Papert, 1980; Resnick, 2012)&quot;,&quot;plainCitation&quot;:&quot;(Papert, 1980; Resnick, 2012)&quot;,&quot;noteIndex&quot;:0},&quot;citationItems&quot;:[{&quot;id&quot;:1097,&quot;uris&quot;:[&quot;http://zotero.org/users/1913249/items/IJJERKGX&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W6HODx8Poc"/>. It also aligns with PBL literature which advocates the personalisation of projects and the value of exploring concepts using home funds of knowledge <text:reference-mark-start text:name="ZOTERO_ITEM CSL_CITATION {&quot;citationID&quot;:&quot;lvkgisqz&quot;,&quot;properties&quot;:{&quot;formattedCitation&quot;:&quot;(Moje et al., 2001)&quot;,&quot;plainCitation&quot;:&quot;(Moje et al., 2001)&quot;,&quot;noteIndex&quot;:0},&quot;citationItems&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jpaNtN5rOo"/>(Moje et al., 2001)<text:reference-mark-end text:name="ZOTERO_ITEM CSL_CITATION {&quot;citationID&quot;:&quot;lvkgisqz&quot;,&quot;properties&quot;:{&quot;formattedCitation&quot;:&quot;(Moje et al., 2001)&quot;,&quot;plainCitation&quot;:&quot;(Moje et al., 2001)&quot;,&quot;noteIndex&quot;:0},&quot;citationItems&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jpaNtN5rOo"/></text:p>
      <text:p text:style-name="Text_20_body">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citationID&quot;:&quot;sblzsfmw&quot;,&quot;properties&quot;:{&quot;formattedCitation&quot;:&quot;(Gabler et al., 2005)&quot;,&quot;plainCitation&quot;:&quot;(Gabler et al., 2005)&quot;,&quot;noteIndex&quot;:0},&quot;citationItems&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o87aXel9KT"/>(Gabler et al., 2005)<text:reference-mark-end text:name="ZOTERO_ITEM CSL_CITATION {&quot;citationID&quot;:&quot;sblzsfmw&quot;,&quot;properties&quot;:{&quot;formattedCitation&quot;:&quot;(Gabler et al., 2005)&quot;,&quot;plainCitation&quot;:&quot;(Gabler et al., 2005)&quot;,&quot;noteIndex&quot;:0},&quot;citationItems&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o87aXel9KT"/>. HOW TO EXTEND?</text:p>
      <text:h text:style-name="Heading_20_3" text:outline-level="3"><text:bookmark-start text:name="discussion-on-playtesting"/>Discussion on playtesting<text:bookmark-end text:name="discussion-on-playtesting"/></text:h>
      <text:p text:style-name="First_20_paragraph"/>
      <text:p text:style-name="Text_20_body">As explored in the literature review and previous chapter, playtesting is a rich and varied learning opportunities which encourages community-building behaviour.</text:p>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NOTE THERE IS SOMETHING HERE ABOUT ME STEPPING BACK AND LETTING THE COMMUNITY EVOLVE.</text:p>
      <text:p text:style-name="Text_20_body">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 described in previous chapter … mirror observations seen in the work of Rogoff and colleagues<text:reference-mark-start text:name="ZOTERO_ITEM CSL_CITATION {&quot;citationID&quot;:&quot;urldppnp&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y16BGAEbFt"/>(Rogoff, 2003)<text:reference-mark-end text:name="ZOTERO_ITEM CSL_CITATION {&quot;citationID&quot;:&quot;urldppnp&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y16BGAEbFt"/> on learning in community settings. 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text:soft-page-break/>To better understand this process it is relevant to locate the source of these wider expectations and to evaluate their utility here. This is attempted in the discussion section of the chapter.</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h text:style-name="Heading_20_3" text:outline-level="3"><text:bookmark-start text:name="discussion-on-drama-process"/>Discussion on Drama Process<text:bookmark-end text:name="discussion-on-drama-process"/></text:h>
      <text:h text:style-name="Heading_20_4" text:outline-level="4"><text:bookmark-start text:name="discussion-on-conflicts-associated-with-authenticity-of-audience"/>Discussion on conflicts associated with authenticity of audience<text:bookmark-end text:name="discussion-on-conflicts-associated-with-authenticity-of-audience"/></text:h>
      <text:p text:style-name="P3">Learners may not find coding a project a motivating project if it is only a private activity with no authentic audience</text:p>
      <text:p text:style-name="Text_20_body">Making for peers has value but can be amplified and scoped using a fictional or controlled external audience often via scenarios.</text:p>
      <text:p text:style-name="Text_20_body">Play Testing - each lesson can help with short term motivation of having a game product ready for others to play. Showcase events help longer-term motivation towards and aid prioritisation as learners near the end of their project.</text:p>
      <text:p text:style-name="Text_20_body">The process of starting with a broken but playable template game allowed learners to be able to share their game with others from the start of the coding process.</text:p>
      <text:p text:style-name="Text_20_body">As a designer I identified this tactic as a way to address learner disengagement if game coding is taught from scratch via a step by step instructions from first principles, especially in younger ages.</text:p>
      <text:p text:style-name="Text_20_body">Similarly, in my journal notes, I reflect on the difficulty of interrupting the flow of making activities once they are underway. I thus began avoiding stopping making to share points to the whole class and avoid demonstrating key concepts on the screen.</text:p>
      <text:h text:style-name="Heading_20_4" text:outline-level="4"><text:bookmark-start text:name="discussion-on-dimensions-of-authenticity-and-process-drama"/>Discussion on dimensions of authenticity and Process Drama<text:bookmark-end text:name="discussion-on-dimensions-of-authenticity-and-process-drama"/></text:h>
      <text:p text:style-name="First_20_paragraph">Returning to the work of drama processes, Heathcote <text:reference-mark-start text:name="ZOTERO_ITEM CSL_CITATION {&quot;citationID&quot;:&quot;vbcyemfv&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Pjzk4nCZTO"/>(Heathcote and Bolton, 1994)<text:reference-mark-end text:name="ZOTERO_ITEM CSL_CITATION {&quot;citationID&quot;:&quot;vbcyemfv&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Pjzk4nCZTO"/> warns against asking participants to genuinely make items in the processes explored. To do so, she argues, would expose their inexpertness in the cold light of day.</text:p>
      <text:p text:style-name="P2">“if they are makers of things (for example, shoes, ballgowns, or aircraft) they <text:span text:style-name="T2">must never</text:span> (within the fiction, that is) <text:span text:style-name="T2">be asked to create the actual objects</text:span>. If they had to do this their <text:span text:style-name="T2">in</text:span> expertness would become immediately apparent.”<text:reference-mark-start text:name="ZOTERO_ITEM CSL_CITATION {&quot;citationID&quot;:&quot;viffpcru&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Rmrx72IR0G"/>(Heathcote and Bolton, 1994:18)<text:reference-mark-end text:name="ZOTERO_ITEM CSL_CITATION {&quot;citationID&quot;:&quot;viffpcru&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Rmrx72IR0G"/></text:p>
      <text:p text:style-name="First_20_paragraph">Authentic tools in settings where students may find their novice skills lacking can negatively impact on experiences of self-efficacy and thus agency. While this is clearly the case in factory-based drama process, the value of digital tools allows students to to work with more authentic <text:soft-page-break/>practices.</text:p>
      <text:p text:style-name="Text_20_body">CALL BACK TO AUTHENTICITY OF LAST CHAPTER - LINK TO AGENCY</text:p>
      <text:p text:style-name="Text_20_body">In chapter four the use of coding tools and the impact on instrumental agency was explored.</text:p>
      <text:p text:style-name="Text_20_body">Authenticity in project approaches can profitably be applied to tools, processes and project goals <text:reference-mark-start text:name="ZOTERO_ITEM CSL_CITATION {&quot;citationID&quot;:&quot;ajjhtgqo&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JZd5L7zWZi"/>(Hung et al., 2006)<text:reference-mark-end text:name="ZOTERO_ITEM CSL_CITATION {&quot;citationID&quot;:&quot;ajjhtgqo&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JZd5L7zWZi"/>. Authenticity in goal here is clear. Participants make a real digital game. The authentic goal of making a game allowed participants to draw on tacit knowledge and navigate within implicit bounds reducing the need for intrusive instruction which might negatively effect feelings of agency.</text:p>
      <text:p text:style-name="Text_20_body">As explored in this chapter and in chapter four, the authenticity of the tools and processes involved are more complex.</text:p>
      <text:p text:style-name="Text_20_body">Playtesting processes are authentic and often informed by existing real experience as game players. These observations are in-line with existing research outlining the value of playtesting in game-making [FIND] and to address cultural barriers to coding cultures <text:reference-mark-start text:name="ZOTERO_ITEM CSL_CITATION {&quot;citationID&quot;:&quot;qnkjsurd&quot;,&quot;properties&quot;:{&quot;formattedCitation&quot;:&quot;(Disalvo et al., 2009)&quot;,&quot;plainCitation&quot;:&quot;(Disalvo et al., 2009)&quot;,&quot;noteIndex&quot;:0},&quot;citationItems&quot;:[{&quot;id&quot;:2648,&quot;uris&quot;:[&quot;http://zotero.org/users/1913249/items/TW3Y7HYJ&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rh7tepUr5E"/>(Disalvo et al., 2009)<text:reference-mark-end text:name="ZOTERO_ITEM CSL_CITATION {&quot;citationID&quot;:&quot;qnkjsurd&quot;,&quot;properties&quot;:{&quot;formattedCitation&quot;:&quot;(Disalvo et al., 2009)&quot;,&quot;plainCitation&quot;:&quot;(Disalvo et al., 2009)&quot;,&quot;noteIndex&quot;:0},&quot;citationItems&quot;:[{&quot;id&quot;:2648,&quot;uris&quot;:[&quot;http://zotero.org/users/1913249/items/TW3Y7HYJ&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rh7tepUr5E"/>.</text:p>
      <text:p text:style-name="Text_20_body">There are examples of the authenticity of the audience being used by participants</text:p>
      <text:list text:style-name="L17">
        <text:list-item>
          <text:p text:style-name="P20">Suzanna uses the imagined audience to norm behaviour.</text:p>
        </text:list-item>
        <text:list-item>
          <text:p text:style-name="P20">Olivia (Th) imagines the impact of her game on real students as a motivational factor and one which drives design decisions. The use of code playgrounds and js? structured along design principles which align with affordance theory.</text:p>
        </text:list-item>
      </text:list>
      <text:p text:style-name="First_20_paragraph">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4" text:outline-level="4"><text:bookmark-start text:name="discussion-on-making-types-and-process-drama-side-missions"/>Discussion on making types and process drama / side missions<text:bookmark-end text:name="discussion-on-making-types-and-process-drama-side-missions"/></text:h>
      <text:p text:style-name="First_20_paragraph">The process of exploring identity via side missions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text:soft-page-break/>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grweirwq&quot;,&quot;properties&quot;:{&quot;formattedCitation&quot;:&quot;(Sutton-smith, 2001)&quot;,&quot;plainCitation&quot;:&quot;(Sutton-smith, 2001)&quot;,&quot;noteIndex&quot;:0},&quot;citationItems&quot;:[{&quot;id&quot;:1389,&quot;uris&quot;:[&quot;http://zotero.org/users/1913249/items/JUMNM23B&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x7aVS40UcA"/>(Sutton-smith, 2001)<text:reference-mark-end text:name="ZOTERO_ITEM CSL_CITATION {&quot;citationID&quot;:&quot;grweirwq&quot;,&quot;properties&quot;:{&quot;formattedCitation&quot;:&quot;(Sutton-smith, 2001)&quot;,&quot;plainCitation&quot;:&quot;(Sutton-smith, 2001)&quot;,&quot;noteIndex&quot;:0},&quot;citationItems&quot;:[{&quot;id&quot;:1389,&quot;uris&quot;:[&quot;http://zotero.org/users/1913249/items/JUMNM23B&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x7aVS40UcA"/>.</text:p>
      <text:h text:style-name="Heading_20_3" text:outline-level="3"><text:bookmark-start text:name="discussion-on-drama-process-and-agency"/>Discussion on Drama Process and Agency<text:bookmark-end text:name="discussion-on-drama-process-and-agency"/></text:h>
      <text:p text:style-name="First_20_paragraph">Aitken’s and Heathcote’s terms follow in italics. Within a <text:span text:style-name="T2">fictional context</text:span> a <text:span text:style-name="T2">responsible team</text:span> is contracted into a <text:span text:style-name="T2">commission</text:span> by a <text:span text:style-name="T2">client</text:span>. The facilitator <text:span text:style-name="T2">frames curriculum elements</text:span> as productive tasks and plans for <text:span text:style-name="T2">tensions</text:span> to arise involving: <text:span text:style-name="T2">authentic contexts</text:span>, <text:span text:style-name="T2">messiness of learning</text:span>, maintaining learner interest and <text:span text:style-name="T2">resilience</text:span> to overcome the <text:span text:style-name="T2">grappling and struggling</text:span> involved. The following sections explore some of these key concepts via the example in vignette.</text:p>
      <text:h text:style-name="Heading_20_3" text:outline-level="3"><text:bookmark-start text:name="positive-affective-space-within-a-drama-process"/>Positive affective space within a drama process<text:bookmark-end text:name="positive-affective-space-within-a-drama-process"/></text:h>
      <text:p text:style-name="First_20_paragraph">The work in this research around designing and coding <text:span text:style-name="T2">in role</text:span> and creating a playful context and language mirrors work done in learning languages to reduce learner anxiety by leveraging the potential for drama processes to create positive “affective spaces” <text:reference-mark-start text:name="ZOTERO_ITEM CSL_CITATION {&quot;citationID&quot;:&quot;swotygyo&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u9iWImbLQh"/>(Stinson and Freebody, 2006; Piazzoli, 2011)<text:reference-mark-end text:name="ZOTERO_ITEM CSL_CITATION {&quot;citationID&quot;:&quot;swotygyo&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u9iWImbLQh"/>. The drama process can be viewed as magic circle <text:reference-mark-start text:name="ZOTERO_ITEM CSL_CITATION {&quot;citationID&quot;:&quot;iwpqtuug&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KrmGmsBCQS"/>(Stenros, 2012; Whitton, 2018)<text:reference-mark-end text:name="ZOTERO_ITEM CSL_CITATION {&quot;citationID&quot;:&quot;iwpqtuug&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KrmGmsBCQS"/>. A magic circle is a concept which transmits the idea that game players enter a loosely bounded play space where they accept arbitrary play rules and enter a social contact to adopt a playful attitude.</text:p>
      <text:p text:style-name="Text_20_body">The experience of myself and participants being more comfortable performing some of the activities in role is facilitated by contracted together into a playful agreement where risk of perceived failure is reduced. In my journal notes, I observed, that when listing boundaries to activities within role, it felt similar to outlining the rules of a game rather that constricting their behaviour. Thus, I felt more relaxed restricting choice in role via the proxy of a playful encounter compared to my previously I concerns surrounding participants feeling overly controlled.<text:line-break/></text:p>
      <text:p text:style-name="Text_20_body">In addition, 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 I propose that the drama fiction eases friction between competing activity system objectives.</text:p>
      <text:h text:style-name="Heading_20_4" text:outline-level="4"><text:bookmark-start text:name="reflection-on-reflecting-in-role"/>Reflection on reflecting in role<text:bookmark-end text:name="reflection-on-reflecting-in-role"/></text:h>
      <text:p text:style-name="P3">It doesn’t look like we’ve got anywhere but we have!</text:p>
      <text:p text:style-name="Text_20_body"><text:soft-page-break/>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qodpasnv&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WVmsYpSjfz"/>(1982:144)<text:reference-mark-end text:name="ZOTERO_ITEM CSL_CITATION {&quot;citationID&quot;:&quot;qodpasnv&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WVmsYpSjfz"/>. In line with this intervention, they propose one way of achieving in-role reflection is to introduce an additional character that acts as an external audience. In this intervention however, main activities happen only weakly in role, whereas the end reflection highlights the fictional frame of the making more strongly.</text:p>
      <text:p text:style-name="Text_20_body">Using the terms of student agency explored in the literature review, here we can see the use of the drama narrative used as a second stimulus both by facilitator to help convene learners and to help them participate in reflection, and project sharing <text:reference-mark-start text:name="ZOTERO_ITEM CSL_CITATION {&quot;citationID&quot;:&quot;kgkasovp&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WqrXYDAYcQ"/>(Sannino, 2015)<text:reference-mark-end text:name="ZOTERO_ITEM CSL_CITATION {&quot;citationID&quot;:&quot;kgkasovp&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WqrXYDAYcQ"/>.</text:p>
      <text:p text:style-name="Text_20_body">LINK TO EXISTING RESEARCH More links to the limits of reflection processes and the challenges of critical approaches in PBL.</text:p>
      <text:h text:style-name="Heading_20_4" text:outline-level="4"><text:bookmark-start text:name="discussion-on-mediated-chat-and-potential-for-addressing-contradictions-in-activity"/>Discussion on mediated chat and potential for addressing contradictions in activity<text:bookmark-end text:name="discussion-on-mediated-chat-and-potential-for-addressing-contradictions-in-activity"/></text:h>
      <text:p text:style-name="First_20_paragraph">Writing in role.</text:p>
      <text:p text:style-name="Text_20_body">MOVED The start of playful chat with aliens process began when Ed in a moment of free time expanded the use of space initially imagined to address technical needs by initiation a playful interaction which, while in the motivation to support different learner identities, was a novel, volitional action in this context. It is helpful to expore this interaction using AT and TADS terminology. Ed is in conflict, not able or wanting to engage in his existing creative activities while his father has a social break. Using the secondary stimulus of a text chat with fictional aliens, he writes a playful personal question to the aliens as an expression of volitional action to play, casts out an experimental kedging anchor. By co-incidence, I was on a different computer, saw this question, and was able to respond in real time. Thus, by getting a response, Ed’s kedging anchor caught onto an anchor point and Ed was able to resolve this conflict of inactivity and in doing so both amuse himself and other other with humorous self-expression, and open-up a novel, child-centred activity for the whole group which could also address potential issues of alienation from the culture of <text:span text:style-name="T2">serious coding</text:span> expressed by other participants.</text:p>
      <text:h text:style-name="Heading_20_2" text:outline-level="2"><text:bookmark-start text:name="discussion-on-designing-for-learner-agency"/>Discussion on designing for learner agency<text:bookmark-end text:name="discussion-on-designing-for-learner-agency"/></text:h>
      <text:p text:style-name="First_20_paragraph">I propose that learner agency entails the practice of designing and facilitating effective and engaging creative and technical learning environments.</text:p>
      <text:h text:style-name="Heading_20_3" text:outline-level="3"><text:bookmark-start text:name="nurturing-agency-by-creating-space-for-emergent-practices"/>Nurturing agency by creating space for emergent practices<text:bookmark-end text:name="nurturing-agency-by-creating-space-for-emergent-practices"/></text:h>
      <text:p text:style-name="First_20_paragraph">THIS SECTION IS STILL UNDER DEVELOPMENT</text:p>
      <text:p text:style-name="Text_20_body">This section continues to explore tensions surrounding support learner agency, useful conceptions of agency, and starts to explore recommendations for researchers and educators working in this area. As previously explored, varied conceptions of agency exist including: <text:soft-page-break/>instrumental, authorial and transformative agency <text:reference-mark-start text:name="ZOTERO_ITEM CSL_CITATION {&quot;citationID&quot;:&quot;ytmlwyyx&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2HvVrh1ABE"/>(Matusov et al., 2016)<text:reference-mark-end text:name="ZOTERO_ITEM CSL_CITATION {&quot;citationID&quot;:&quot;ytmlwyyx&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2HvVrh1ABE"/>. (See methodology chapter). As a learning designer, design decisions to create a sheltered harbour, increase the instrumental agency of learners allowing them to experience a feeling of control over their creative process.</text:p>
      <text:p text:style-name="Text_20_body">Adopting analysis which aligns authorial agency and transformative agency, there is a potential tension between instrumental agency and transformative agency. A design which minimises possible conflicts also reduces the potential for participants to solve them both individually and collective responses.</text:p>
      <text:p text:style-name="Text_20_body">Thus, I propose that key areas of the learning design should be more open in structure to encourage the emergence of participant responses and novel practices. The concepts of affective space and magic circle previously explored in the context of drama process as a way to encourage participants to improvise from a starting structure are of value to provide guidance to practitioners in the domain of informal digital design.</text:p>
      <text:h text:style-name="Heading_20_3" text:outline-level="3"><text:bookmark-start text:name="the-freedoms-and-restrictions-of-playgrounds"/>The freedoms and restrictions of playgrounds<text:bookmark-end text:name="the-freedoms-and-restrictions-of-playgrounds"/></text:h>
      <text:p text:style-name="First_20_paragraph">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h text:style-name="Heading_20_3" text:outline-level="3"><text:bookmark-start text:name="extending-the-metaphor---anchoring-in-sheltered-harbours"/>Extending the metaphor - anchoring in sheltered harbours<text:bookmark-end text:name="extending-the-metaphor---anchoring-in-sheltered-harbours"/></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Participants are able to leave the protective harbour by accessing more authentic documentation and moving beyond existing templates. The experience may be involve choppier waters but the tools and processes remain familiar.</text:p>
      <text:p text:style-name="Text_20_body"><text:soft-page-break/>This chapter has discussed affordences of a bespoke and mutually designed learning exeriences and their impact on learner agency. At times, Sannino’s metaphor of a kedging anchor thrown by participants to pull themselves out of a conflict or blockage in their process has been used. The metaphor is useful to explain the active process of participants seekig to resolve conflicts and problems in their creative processes. However, much research employing this metaphor is often used in less-structured workplace settings. As such, the designed nature of the environment is less relevant. This section proposes an expansion of the metaphor to encompass concerns of a more structured learning design.</text:p>
      <text:p text:style-name="Text_20_body">In the original metaphor the casting of the anchor is random, experimental. It is unsure if the anchor will catch on anything under the surface. However, in this design, participants aim for affordances as visible anchor points. In the design above such anchor points include: regular play-testing; the use of documentation; and highlighed variables and level structure in the quick start stage.</text:p>
      <text:p text:style-name="Text_20_body">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areas, thus making the water clearer to better see anchor points. The job of the designer is in part to identify the causes of turbulence and thus create support in a sheltered space of a harbour.</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citationID&quot;:&quot;lutxgtzi&quot;,&quot;properties&quot;:{&quot;formattedCitation&quot;:&quot;(Hagge, 2018)&quot;,&quot;plainCitation&quot;:&quot;(Hagge, 2018)&quot;,&quot;noteIndex&quot;:0},&quot;citationItems&quot;:[{&quot;id&quot;:8853,&quot;uris&quot;:[&quot;http://zotero.org/users/1913249/items/YFNF7DZG&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MLzW9oKppE"/>(Hagge, 2018)<text:reference-mark-end text:name="ZOTERO_ITEM CSL_CITATION {&quot;citationID&quot;:&quot;lutxgtzi&quot;,&quot;properties&quot;:{&quot;formattedCitation&quot;:&quot;(Hagge, 2018)&quot;,&quot;plainCitation&quot;:&quot;(Hagge, 2018)&quot;,&quot;noteIndex&quot;:0},&quot;citationItems&quot;:[{&quot;id&quot;:8853,&quot;uris&quot;:[&quot;http://zotero.org/users/1913249/items/YFNF7DZG&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MLzW9oKppE"/>. Thus to make one addition to the metaphor this design is like a sea-harbour, tools like Scratch are like a swimming pool.</text:p>
      <text:h text:style-name="Heading_20_3" text:outline-level="3"><text:bookmark-start text:name="synthesis-on-implications-for-project-based-practice-to-encourage-agency"/>Synthesis on implications for project based practice to encourage agency<text:bookmark-end text:name="synthesis-on-implications-for-project-based-practice-to-encourage-agency"/></text:h>
      <text:p text:style-name="First_20_paragraph">Previous chapters explored varied understandings of agency.</text:p>
      <text:h text:style-name="Heading_20_4" text:outline-level="4"><text:bookmark-start text:name="divining-authentic-frameworks"/>Divining authentic frameworks<text:bookmark-end text:name="divining-authentic-frameworks"/></text:h>
      <text:p text:style-name="First_20_paragraph">The process of discovering the framework of GDPs explored in chapter five merits exploration from the perspective of replicability.</text:p>
      <text:p text:style-name="Text_20_body">Is there is something particular about the format of the game product to be designed that particularly suits this process. What other products does it suit?</text:p>
      <text:p text:style-name="Text_20_body">What are the broad implication for the use of this frameworks in other domains.</text:p>
      <text:p text:style-name="Text_20_body">PERHAPS ONE FOR FINAL CHAPTER</text:p>
      <text:h text:style-name="Heading_20_4" text:outline-level="4"><text:bookmark-start text:name="keeping-hard-fun-hard"/><text:soft-page-break/>Keeping hard fun hard<text:bookmark-end text:name="keeping-hard-fun-hard"/></text:h>
      <text:p text:style-name="First_20_paragraph">Hard fun is a well used concept in creative computing education.</text:p>
      <text:p text:style-name="Text_20_body">A relevant challenge is the difficulty of structuring resources in a way which can support the diversity of the directions in which participant want to progress their design. My results Drawing from authentic resources can be chaotic and create problematic errors.</text:p>
      <text:p text:style-name="Text_20_body">Where participants lacked the concepts and technical language needed to find external support materials, the combination of the starting code template and a selection of curated code and documentation examples helped address this.</text:p>
      <text:p text:style-name="Text_20_body">However, in designing out conflicts the facilitator may reduce the capacity for participants to profitably address them, both as individuals pair or collectively as a group. There is a balance here for the facilitator to take an appropriate position on.</text:p>
      <text:p text:style-name="Text_20_body">Some parents were aware of this tension as outlined in appendix.</text:p>
      <text:p text:style-name="Text_20_body">There is a potential tension between instrumental agency and transformative agency.</text:p>
      <text:h text:style-name="Heading_20_2" text:outline-level="2"><text:bookmark-start text:name="implications-in-conceptualisations-of-forms-of-agency"/>Implications in conceptualisations of forms of agency<text:bookmark-end text:name="implications-in-conceptualisations-of-forms-of-agency"/></text:h>
      <text:p text:style-name="First_20_paragraph">This thesis has explored agency through the following concepts: instrumental agency, authorial agency, and transformative agency through double stimulation.</text:p>
      <text:p text:style-name="Text_20_body">This section contributes observations from this research process with the following aims. - to serve other researchers undertaking similar work using activity theory and design based approach - to help practitioners be research informed</text:p>
      <text:h text:style-name="Heading_20_2" text:outline-level="2"><text:bookmark-start text:name="conclusion"/>Conclusion<text:bookmark-end text:name="conclusio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Discussion - Seeding and Nurturing Community Game Making Practices to Facilitate Learner Agency</dc:title>
    <dc:description/>
    <dc:subject/>
    <meta:keyword/>
    <meta:initial-creator/>
    <dc:creator>Mick Chesterman</dc:creator>
    <meta:creation-date>2024-04-30T12:17:13Z</meta:creation-date>
    <dc:date>2024-04-30T13:52:34.121748759</dc:date>
    <meta:editing-duration>PT34M50S</meta:editing-duration>
    <meta:editing-cycles>1</meta:editing-cycles>
    <meta:document-statistic meta:table-count="1" meta:image-count="0" meta:object-count="0" meta:page-count="19" meta:paragraph-count="254" meta:word-count="7716" meta:character-count="49587" meta:non-whitespace-character-count="42169"/>
    <meta:user-defined meta:name="ZOTERO_PREF_1">&lt;data data-version="3" zotero-version="6.0.35"&gt;&lt;session id="8D7aoRJE"/&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